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ee Serif" svg:font-family="'Bree Serif'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adea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06.01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64.08mm"/>
    </style:style>
    <style:style style:name="co7" style:family="table-column">
      <style:table-column-properties fo:break-before="auto" style:column-width="119.63mm"/>
    </style:style>
    <style:style style:name="co8" style:family="table-column">
      <style:table-column-properties fo:break-before="auto" style:column-width="62.9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38mm"/>
    </style:style>
    <style:style style:name="co1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35.12mm"/>
    </style:style>
    <style:style style:name="co13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39.21mm"/>
    </style:style>
    <style:style style:name="co15" style:family="table-column">
      <style:table-column-properties fo:break-before="auto" style:column-width="85.51mm"/>
    </style:style>
    <style:style style:name="co16" style:family="table-column">
      <style:table-column-properties fo:break-before="auto" style:column-width="82.23mm"/>
    </style:style>
    <style:style style:name="co17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3.37mm" fo:break-before="auto" style:use-optimal-row-height="true"/>
    </style:style>
    <style:style style:name="ro3" style:family="table-row">
      <style:table-row-properties style:row-height="24.32mm" fo:break-before="auto" style:use-optimal-row-height="true"/>
    </style:style>
    <style:style style:name="ro4" style:family="table-row">
      <style:table-row-properties style:row-height="100.52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8.29mm" fo:break-before="auto" style:use-optimal-row-height="true"/>
    </style:style>
    <style:style style:name="ro8" style:family="table-row">
      <style:table-row-properties style:row-height="40.2mm" fo:break-before="auto" style:use-optimal-row-height="true"/>
    </style:style>
    <style:style style:name="ro9" style:family="table-row">
      <style:table-row-properties style:row-height="44.17mm" fo:break-before="auto" style:use-optimal-row-height="true"/>
    </style:style>
    <style:style style:name="ro10" style:family="table-row">
      <style:table-row-properties style:row-height="63.69mm" fo:break-before="auto" style:use-optimal-row-height="true"/>
    </style:style>
    <style:style style:name="ro11" style:family="table-row">
      <style:table-row-properties style:row-height="71.95mm" fo:break-before="auto" style:use-optimal-row-height="true"/>
    </style:style>
    <style:style style:name="ro12" style:family="table-row">
      <style:table-row-properties style:row-height="20.36mm" fo:break-before="auto" style:use-optimal-row-height="true"/>
    </style:style>
    <style:style style:name="ro13" style:family="table-row">
      <style:table-row-properties style:row-height="107.67mm" fo:break-before="auto" style:use-optimal-row-height="true"/>
    </style:style>
    <style:style style:name="ro14" style:family="table-row">
      <style:table-row-properties style:row-height="56.07mm" fo:break-before="auto" style:use-optimal-row-height="true"/>
    </style:style>
    <style:style style:name="ro15" style:family="table-row">
      <style:table-row-properties style:row-height="456.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ree Serif" fo:font-size="12pt" fo:language="en" fo:country="US" style:font-name-asian="Caladea" style:font-size-asian="12pt" style:font-name-complex="Caladea" style:font-size-complex="12pt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language="en" fo:country="US" fo:font-style="normal" fo:text-shadow="none" style:text-underline-style="none" fo:font-weight="normal" style:font-name-asian="Caladea" style:font-size-asian="11pt" style:font-style-asian="normal" style:font-weight-asian="normal" style:font-name-complex="Caladea" style:font-size-complex="11pt" style:font-style-complex="normal" style:font-weight-complex="normal"/>
    </style:style>
    <style:style style:name="ce3" style:family="table-cell" style:parent-style-name="Default">
      <style:text-properties style:font-name="Bree Serif" fo:font-size="11pt" fo:language="en" fo:country="US" style:font-name-asian="Caladea" style:font-size-asian="11pt" style:font-name-complex="Caladea" style:font-size-complex="11pt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wrap-option="no-wrap"/>
      <style:text-properties style:font-name="Bree Serif" fo:font-size="11pt" fo:language="en" fo:country="US" style:font-name-asian="Caladea" style:font-size-asian="11pt" style:font-name-complex="Caladea" style:font-size-complex="11pt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language="en" fo:country="US" fo:font-style="normal" fo:text-shadow="none" style:text-underline-style="none" fo:font-weight="normal" style:font-name-asian="Caladea" style:font-size-asian="11pt" style:font-style-asian="normal" style:font-weight-asian="normal" style:font-name-complex="Caladea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ree Serif" fo:font-size="11pt" fo:language="en" fo:country="US" fo:font-style="normal" fo:text-shadow="none" style:text-underline-style="none" fo:font-weight="normal" style:font-name-asian="Caladea" style:font-size-asian="11pt" style:font-style-asian="normal" style:font-weight-asian="normal" style:font-name-complex="Caladea" style:font-size-complex="11pt" style:font-style-complex="normal" style:font-weight-complex="normal"/>
    </style:style>
    <style:style style:name="ce9" style:family="table-cell" style:parent-style-name="Default">
      <style:text-properties style:font-name="Cambria" fo:font-size="11pt" fo:language="en" fo:country="US" style:font-name-asian="Caladea" style:font-size-asian="11pt" style:font-name-complex="Caladea" style:font-size-complex="11pt"/>
    </style:style>
    <style:style style:name="ce10" style:family="table-cell" style:parent-style-name="Default"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style:font-name-asian="Noto Sans CJK SC Regular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country="none" style:font-name-asian="Caladea" style:font-name-complex="Caladea" style:font-size-asian="11pt" style:font-size-complex="11pt"/>
    </style:style>
    <style:style style:name="T2" style:family="text">
      <style:text-properties fo:country="none" style:font-name-asian="Caladea" style:font-name-complex="Caladea"/>
    </style:style>
    <style:style style:name="T3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importe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Default"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header</text:p>
          </table:table-cell>
          <table:table-cell office:value-type="string" calcext:value-type="string">
            <text:p>auth_required</text:p>
          </table:table-cell>
          <table:table-cell table:style-name="Default" office:value-type="string" calcext:value-type="string">
            <text:p>request_body</text:p>
          </table:table-cell>
          <table:table-cell table:style-name="Default" office:value-type="string" calcext:value-type="string">
            <text:p>success_response</text:p>
          </table:table-cell>
          <table:table-cell table:style-name="Default" office:value-type="string" calcext:value-type="string">
            <text:p>error_response</text:p>
          </table:table-cell>
        </table:table-row>
        <table:table-row table:style-name="ro2">
          <table:table-cell office:value-type="string" calcext:value-type="string">
            <text:p>Subscription Listing</text:p>
          </table:table-cell>
          <table:table-cell table:style-name="ce2" office:value-type="string" calcext:value-type="string">
            <text:p>api/getsubscriptions/</text:p>
          </table:table-cell>
          <table:table-cell table:style-name="ce4" office:value-type="string" calcext:value-type="string">
            <text:p>GET</text:p>
          </table:table-cell>
          <table:table-cell table:style-name="Default" office:value-type="string" calcext:value-type="string">
            <text:p>[{"key":"Content-Type","value":"application/json","description":""}]</text:p>
          </table:table-cell>
          <table:table-cell office:value-type="string" calcext:value-type="string">
            <text:p>YES</text:p>
          </table:table-cell>
          <table:table-cell table:style-name="ce5"/>
          <table:table-cell table:style-name="ce4" office:value-type="string" calcext:value-type="string">
            <text:p>{</text:p>
            <text:p>    "status": true,</text:p>
            <text:p>    "message": "Subscription owner added successfully.",</text:p>
            <text:p>    "data": {</text:p>
            <text:p>        "name": "vishal khoje",</text:p>
            <text:p>        "username": "vish6@gmail.com",</text:p>
            <text:p>        "account_id": "33"</text:p>
            <text:p>    }</text:p>
            <text:p>}</text:p>
          </table:table-cell>
          <table:table-cell table:style-name="ce7" office:value-type="string" calcext:value-type="string">
            <text:p>{</text:p>
            <text:p>  "status": false,</text:p>
            <text:p>  "message": "xxxxxxxxxxx",</text:p>
            <text:p>  "data":null</text:p>
            <text:p>}</text:p>
          </table:table-cell>
        </table:table-row>
        <table:table-row table:style-name="ro2">
          <table:table-cell office:value-type="string" calcext:value-type="string">
            <text:p>Next Lisiting Post Pi</text:p>
          </table:table-cell>
          <table:table-cell table:style-name="ce2" office:value-type="string" calcext:value-type="string">
            <text:p>api/addowner</text:p>
          </table:table-cell>
          <table:table-cell table:style-name="ce4" office:value-type="string" calcext:value-type="string">
            <text:p>POST</text:p>
          </table:table-cell>
          <table:table-cell office:value-type="string" calcext:value-type="string">
            <text:p>[{"key":"Content-Type","value":"application/json","description":""}]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<text:span text:style-name="T1">{</text:span></text:p>
            <text:p><text:span text:style-name="T1">  "first_name": "vishal",</text:span></text:p>
            <text:p><text:span text:style-name="T1">  "last_name": "khoje",</text:span></text:p>
            <text:p><text:span text:style-name="T1">  "email":"vish5@gmail.com",</text:span></text:p>
            <text:p><text:span text:style-name="T1">  "phone_no": ""</text:span></text:p>
            <text:p><text:span text:style-name="T1"> }</text:span></text:p>
          </table:table-cell>
          <table:table-cell table:style-name="ce6" office:value-type="string" calcext:value-type="string">
            <text:p><text:span text:style-name="T2">{</text:span></text:p>
            <text:p><text:span text:style-name="T2">    "status": true,</text:span></text:p>
            <text:p><text:span text:style-name="T2">    "message": "Subscription owner added successfully.",</text:span></text:p>
            <text:p><text:span text:style-name="T2">    "data": {</text:span></text:p>
            <text:p><text:span text:style-name="T2">        "name": "vishal khoje",</text:span></text:p>
            <text:p><text:span text:style-name="T2">        "username": "vish6@gmail.com",</text:span></text:p>
            <text:p><text:span text:style-name="T2">        "account_id": "33"</text:span></text:p>
            <text:p><text:span text:style-name="T2">    }</text:span></text:p>
            <text:p><text:span text:style-name="T2">}</text:span></text:p>
          </table:table-cell>
          <table:table-cell table:style-name="ce8" office:value-type="string" calcext:value-type="string">
            <text:p><text:span text:style-name="T2">{</text:span></text:p>
            <text:p><text:span text:style-name="T2">  "status": false,</text:span></text:p>
            <text:p><text:span text:style-name="T2">  "message": "xxxxxxxxxxx",</text:span></text:p>
            <text:p><text:span text:style-name="T2">  "data":null</text:span></text:p>
            <text:p><text:span text:style-name="T2">}</text:span></text:p>
          </table:table-cell>
        </table:table-row>
        <table:table-row table:style-name="ro2">
          <table:table-cell table:style-name="Default" office:value-type="string" calcext:value-type="string">
            <text:p>Edit Subscription Owner</text:p>
          </table:table-cell>
          <table:table-cell office:value-type="string" calcext:value-type="string">
            <text:p>api/addown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[{"key":"Content-Type","value":"application/json","description":""}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1">{</text:span></text:p>
            <text:p><text:span text:style-name="T1">  "owner_id":"33",</text:span></text:p>
            <text:p><text:span text:style-name="T1">  "first_name": "vishal",</text:span></text:p>
            <text:p><text:span text:style-name="T1">  "last_name": "khoje",</text:span></text:p>
            <text:p><text:span text:style-name="T1">  "email":"vish5@gmail.com",</text:span></text:p>
            <text:p><text:span text:style-name="T1"> }</text:span></text:p>
          </table:table-cell>
          <table:table-cell office:value-type="string" calcext:value-type="string">
            <text:p><text:span text:style-name="T1">{</text:span></text:p>
            <text:p><text:span text:style-name="T1">    "status": true,</text:span></text:p>
            <text:p><text:span text:style-name="T1">    "message": "Subscription owner data updated successfully.",</text:span></text:p>
            <text:p><text:span text:style-name="T1">    "data": {</text:span></text:p>
            <text:p><text:span text:style-name="T1">        "name": "Kiran dhokane",</text:span></text:p>
            <text:p><text:span text:style-name="T1">        "username": "kirand@gmail.com",</text:span></text:p>
            <text:p><text:span text:style-name="T1">        "account_id": 54,</text:span></text:p>
            <text:p><text:span text:style-name="T1">    }</text:span></text:p>
            <text:p><text:span text:style-name="T1">}</text:span></text:p>
          </table:table-cell>
          <table:table-cell office:value-type="string" calcext:value-type="string">
            <text:p><text:span text:style-name="T1">{</text:span></text:p>
            <text:p><text:span text:style-name="T1">  "status": false,</text:span></text:p>
            <text:p><text:span text:style-name="T1">  "message": "xxxxxxxxxxx",</text:span></text:p>
            <text:p><text:span text:style-name="T1">  "data":null</text:span></text:p>
            <text:p><text:span text:style-name="T1">}</text:span></text:p>
          </table:table-cell>
        </table:table-row>
        <table:table-row table:style-name="ro3">
          <table:table-cell office:value-type="string" calcext:value-type="string">
            <text:p>Remove Subscription Owner</text:p>
          </table:table-cell>
          <table:table-cell table:style-name="ce3" office:value-type="string" calcext:value-type="string">
            <text:p>api/removesubcwner</text:p>
          </table:table-cell>
          <table:table-cell office:value-type="string" calcext:value-type="string">
            <text:p>DETETE</text:p>
          </table:table-cell>
          <table:table-cell office:value-type="string" calcext:value-type="string">
            <text:p>[{"key":"Content-Type","value":"application/json","description":""}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1">{</text:span></text:p>
            <text:p><text:span text:style-name="T1">  "owner_id":"33"</text:span></text:p>
            <text:p><text:span text:style-name="T1"> }</text:span></text:p>
          </table:table-cell>
          <table:table-cell office:value-type="string" calcext:value-type="string">
            <text:p><text:span text:style-name="T1">{</text:span></text:p>
            <text:p><text:span text:style-name="T1">    "status": true,</text:span></text:p>
            <text:p><text:span text:style-name="T1">    "message": "Subscription owner user remove successfully.",</text:span></text:p>
            <text:p><text:span text:style-name="T1">    "data": null</text:span></text:p>
            <text:p><text:span text:style-name="T1">}</text:span></text:p>
          </table:table-cell>
          <table:table-cell office:value-type="string" calcext:value-type="string">
            <text:p><text:span text:style-name="T1">{</text:span></text:p>
            <text:p><text:span text:style-name="T1">  "status": false,</text:span></text:p>
            <text:p><text:span text:style-name="T1">  "message": "xxxxxxxxxxx",</text:span></text:p>
            <text:p><text:span text:style-name="T1">  "data":null</text:span></text:p>
            <text:p><text:span text:style-name="T1">}</text:span></text:p>
          </table:table-cell>
        </table:table-row>
        <table:table-row table:style-name="ro3">
          <table:table-cell office:value-type="string" calcext:value-type="string">
            <text:p>Change Subscription Owner</text:p>
          </table:table-cell>
          <table:table-cell table:style-name="ce3" office:value-type="string" calcext:value-type="string">
            <text:p>api/changesubcowner</text:p>
          </table:table-cell>
          <table:table-cell table:style-name="ce3" office:value-type="string" calcext:value-type="string">
            <text:p>PUT</text:p>
          </table:table-cell>
          <table:table-cell office:value-type="string" calcext:value-type="string">
            <text:p>[{"key":"Content-Type","value":"application/json","description":""}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1">{</text:span></text:p>
            <text:p><text:span text:style-name="T1">"subscription_id":1,</text:span></text:p>
            <text:p><text:span text:style-name="T1">"owner_id":2</text:span></text:p>
            <text:p><text:span text:style-name="T1">}</text:span></text:p>
          </table:table-cell>
          <table:table-cell office:value-type="string" calcext:value-type="string">
            <text:p><text:span text:style-name="T1">{</text:span></text:p>
            <text:p><text:span text:style-name="T1">"subscription_id":1,</text:span></text:p>
            <text:p><text:span text:style-name="T1">"owner_id":2</text:span></text:p>
            <text:p><text:span text:style-name="T1">}</text:span></text:p>
          </table:table-cell>
          <table:table-cell office:value-type="string" calcext:value-type="string">
            <text:p><text:span text:style-name="T1">{</text:span></text:p>
            <text:p><text:span text:style-name="T1">  "status": false,</text:span></text:p>
            <text:p><text:span text:style-name="T1">  "message": "xxxxxxxxxxx",</text:span></text:p>
            <text:p><text:span text:style-name="T1">  "data":null</text:span></text:p>
            <text:p><text:span text:style-name="T1">}</text:span></text:p>
          </table:table-cell>
        </table:table-row>
        <table:table-row table:style-name="ro4">
          <table:table-cell table:style-name="Default"/>
          <table:table-cell table:number-columns-repeated="2"/>
          <table:table-cell table:style-name="Default" office:value-type="string" calcext:value-type="string">
            <text:p>[{"key":"Content-Type","value":"application/json","description":""}]</text:p>
          </table:table-cell>
          <table:table-cell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<text:span text:style-name="T1">{</text:span></text:p>
            <text:p><text:span text:style-name="T1">    "status": true,</text:span></text:p>
            <text:p><text:span text:style-name="T1">    "message": "Subscription owner list get successfully.",</text:span></text:p>
            <text:p><text:span text:style-name="T1">    "data": [</text:span></text:p>
            <text:p><text:span text:style-name="T1">        {</text:span></text:p>
            <text:p><text:span text:style-name="T1">            "id": 6,</text:span></text:p>
            <text:p><text:span text:style-name="T1">            "name": "vishal khoje",</text:span></text:p>
            <text:p><text:span text:style-name="T1">            "username": "vish@gmail.com"</text:span></text:p>
            <text:p><text:span text:style-name="T1">        },</text:span></text:p>
            <text:p><text:span text:style-name="T1">        {</text:span></text:p>
            <text:p><text:span text:style-name="T1">            "id": 7,</text:span></text:p>
            <text:p><text:span text:style-name="T1">            "name": "XYZ p",</text:span></text:p>
            <text:p><text:span text:style-name="T1">            "username": "xyz@gmail.com"</text:span></text:p>
            <text:p><text:span text:style-name="T1">        },</text:span></text:p>
            <text:p><text:span text:style-name="T1">        {</text:span></text:p>
            <text:p><text:span text:style-name="T1">            "id": 8,</text:span></text:p>
            <text:p><text:span text:style-name="T1">            "name": "Kiran D",</text:span></text:p>
            <text:p><text:span text:style-name="T1">            "username": "kirand@gmail.com"</text:span></text:p>
            <text:p><text:span text:style-name="T1">        },</text:span></text:p>
            <text:p><text:span text:style-name="T1">        ]</text:span></text:p>
            <text:p><text:span text:style-name="T1">}  </text:span></text:p>
          </table:table-cell>
          <table:table-cell office:value-type="string" calcext:value-type="string">
            <text:p><text:span text:style-name="T1">{</text:span></text:p>
            <text:p><text:span text:style-name="T1">  "status": false,</text:span></text:p>
            <text:p><text:span text:style-name="T1">  "message": "No data Found",</text:span></text:p>
            <text:p><text:span text:style-name="T1">  "data":null</text:span></text:p>
            <text:p><text:span text:style-name="T1">}</text:span></text:p>
          </table:table-cell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9" table:default-cell-style-name="Default"/>
        <table:table-row table:style-name="ro1">
          <table:table-cell/>
        </table:table-row>
      </table:table>
      <table:table table:name="requestcenter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itle 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0" office:value-type="string" calcext:value-type="string">
            <text:p>header</text:p>
          </table:table-cell>
          <table:table-cell table:style-name="ce10" office:value-type="string" calcext:value-type="string">
            <text:p>auth_required</text:p>
          </table:table-cell>
          <table:table-cell table:style-name="ce10" office:value-type="string" calcext:value-type="string">
            <text:p>request_body</text:p>
          </table:table-cell>
          <table:table-cell office:value-type="string" calcext:value-type="string">
            <text:p>success_response</text:p>
          </table:table-cell>
          <table:table-cell table:style-name="ce10" office:value-type="string" calcext:value-type="string">
            <text:p>error_response</text:p>
          </table:table-cell>
        </table:table-row>
        <table:table-row table:style-name="ro5">
          <table:table-cell table:style-name="ce9" office:value-type="string" calcext:value-type="string">
            <text:p>attendance request </text:p>
          </table:table-cell>
          <table:table-cell table:style-name="ce9" office:value-type="string" calcext:value-type="string">
            <text:p>/request/attendance/cou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"month":"4",</text:p>
            <text:p>  "year":"2018"</text:p>
            <text:p>}</text:p>
          </table:table-cell>
          <table:table-cell office:value-type="string" calcext:value-type="string">
            <text:p>{"status":true,"message":"success","data":{"category":{"pending":{"total":6,"clockin":1,"update_log":1,"compoff":0,"shift_change":4},"approved":{"total":0,"clockin":0,"update_log":0,"compoff":0,"shift_change":0},"rejected":{"total":1,"clockin":0,"update_log":0,"compoff":1,"shift_change":0},"revoked":{"total":0,"clockin":0,"update_log":0,"compoff":0,"shift_change":0}},"total":7}}</text:p>
          </table:table-cell>
          <table:table-cell/>
        </table:table-row>
        <table:table-row table:style-name="ro3">
          <table:table-cell table:style-name="ce9" office:value-type="string" calcext:value-type="string">
            <text:p>attendance request </text:p>
          </table:table-cell>
          <table:table-cell table:style-name="ce9" office:value-type="string" calcext:value-type="string">
            <text:p>/request/attendance/li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"month":"4",</text:p>
            <text:p>  "year":"2018",</text:p>
            <text:p>  "request_status":1,</text:p>
            <text:p>  "att_request_type": [1,2]</text:p>
            <text:p>}</text:p>
          </table:table-cell>
          <table:table-cell office:value-type="string" calcext:value-type="string">
            <text:p>{"status":true,"message":"success","data":{"requests":[{"id":1,"employee_id":1,"employee_name":"Ankit Vishwakarma","att_request_type":1,"att_request_sub_type":1,"date":null,"clockin_time":null,"clockout_time":null,"buttons":[{"control_type":"button","action_id":2,"text":"Approve"},{"control_type":"button","action_id":4,"text":"Reject"}],"created_at":{"date":"2018-04-04 00:00:00.000000","timezone_type":3,"timezone":"UTC"}},{"id":2,"employee_id":1,"employee_name":"Ankit Vishwakarma","att_request_type":2,"att_request_sub_type":1,"date":null,"clockin_time":null,"clockout_time":null,"buttons":[{"control_type":"button","action_id":2,"text":"Approve"},{"control_type":"button","action_id":4,"text":"Reject"}],"created_at":{"date":"2018-04-04 00:00:00.000000","timezone_type":3,"timezone":"UTC"}}]}}</text:p>
          </table:table-cell>
          <table:table-cell/>
        </table:table-row>
        <table:table-row table:style-name="ro3">
          <table:table-cell office:value-type="string" calcext:value-type="string">
            <text:p>attendance request </text:p>
          </table:table-cell>
          <table:table-cell table:style-name="ce9" office:value-type="string" calcext:value-type="string">
            <text:p>request/shift/li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"month":"4",</text:p>
            <text:p>  "year":"2018",</text:p>
            <text:p>  "request_status":1,</text:p>
            <text:p>  "att_request_type":6</text:p>
            <text:p>}</text:p>
          </table:table-cell>
          <table:table-cell office:value-type="string" calcext:value-type="string">
            <text:p>{"status":true,"message":"success","data":{"requests":[{"id":8,"employee_id":1,"employee_name":"Ankit Vishwakarma","att_request_type":6,"from_date":"2018-06-01","to_date":"2018-06-03","current_shift_name":"regular","requested_from_time":"09:00:00","requested_to_time":"06:00:00","requested_shift_name":null,"comment":null,"button":[{"control_type":"button","action_id":2,"text":"Approve"},{"control_type":"button","action_id":4,"text":"Reject"}],"shifts":[{"id":1,"name":"regular"}]},{"id":7,"employee_id":1,"employee_name":"Ankit Vishwakarma","att_request_type":6,"from_date":"2018-05-01","to_date":"2018-05-30","current_shift_name":"regular","requested_from_time":null,"requested_to_time":null,"requested_shift_name":"regular","comment":null,"button":[{"control_type":"button","action_id":2,"text":"Approve"},{"control_type":"button","action_id":4,"text":"Reject"}],"shifts":[{"id":1,"name":"regular","detail":[{"id":1,"shift_start_time":"10:00:00","shift_end_time":"18:00:00","early_cutoff_hours":"09:00:00","end_cutoff_hours":"19:00:00"}]},{"id":2,"name":"Afternoon","detail":[{"id":2,"shift_start_time":"12:00:00","shift_end_time":"21:00:00","early_cutoff_hours":"11:00:00","end_cutoff_hours":"22:00:00"}]}]},{"id":6,"employee_id":1,"employee_name":"Ankit Vishwakarma","att_request_type":6,"from_date":"2018-04-28","to_date":"2018-04-29","current_shift_name":"regular","requested_from_time":null,"requested_to_time":null,"requested_shift_name":"regular","comment":null,"button":[{"control_type":"button","action_id":2,"text":"Approve"},{"control_type":"button","action_id":4,"text":"Reject"}],"shifts":[{"id":1,"name":"regular","detail":[{"id":1,"shift_start_time":"10:00:00","shift_end_time":"18:00:00","early_cutoff_hours":"09:00:00","end_cutoff_hours":"19:00:00"}]},{"id":2,"name":"Afternoon","detail":[{"id":2,"shift_start_time":"12:00:00","shift_end_time":"21:00:00","early_cutoff_hours":"11:00:00","end_cutoff_hours":"22:00:00"}]}]},{"id":2,"employee_id":1,"employee_name":"Ankit Vishwakarma","att_request_type":6,"from_date":"2018-04-26","to_date":"2018-04-27","current_shift_name":"regular","requested_from_time":"08:00:00","requested_to_time":"05:00:00","requested_shift_name":"Afternoon","comment":null,"button":[{"control_type":"button","action_id":2,"text":"Approve"},{"control_type":"button","action_id":4,"text":"Reject"}],"shifts":[{"id":1,"name":"regular"}]}]}}</text:p>
          </table:table-cell>
          <table:table-cell/>
        </table:table-row>
        <table:table-row table:style-name="ro3">
          <table:table-cell table:style-name="ce9" office:value-type="string" calcext:value-type="string">
            <text:p>attendance request </text:p>
          </table:table-cell>
          <table:table-cell table:style-name="ce9" office:value-type="string" calcext:value-type="string">
            <text:p>request/compoff/li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"month":"4",</text:p>
            <text:p>  "year":"2018",</text:p>
            <text:p>  "request_status":1,</text:p>
            <text:p>  "att_request_type": 5</text:p>
            <text:p>}</text:p>
          </table:table-cell>
          <table:table-cell office:value-type="string" calcext:value-type="string">
            <text:p>{"status":true,"message":"success","data":{"requests":[{"id":1,"employee_id":1,"employee_name":"Ankit Vishwakarma","att_request_type":5,"credited_date":"2018-04-04","compoff_type_id":1,"credited_balance":2,"comment":null,"button":[{"control_type":"button","action_id":2,"text":"Approve"},{"control_type":"button","action_id":4,"text":"Reject"}]}]}}</text:p>
          </table:table-cell>
          <table:table-cell/>
        </table:table-row>
        <table:table-row table:style-name="ro6">
          <table:table-cell table:style-name="ce9" office:value-type="string" calcext:value-type="string">
            <text:p>attendance request </text:p>
          </table:table-cell>
          <table:table-cell office:value-type="string" calcext:value-type="string">
            <text:p>request/attendance/detail/</text:p>
          </table:table-cell>
          <table:table-cell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/>
          <table:table-cell table:style-name="ce10" office:value-type="string" calcext:value-type="string">
            <text:p><text:span text:style-name="T3">{</text:span></text:p>
            <text:p><text:span text:style-name="T3">        "id": 1,</text:span></text:p>
            <text:p><text:span text:style-name="T3">        "att_request_type": 1</text:span></text:p>
            <text:p><text:span text:style-name="T3">}</text:span></text:p>
          </table:table-cell>
          <table:table-cell office:value-type="string" calcext:value-type="string">
            <text:p>{"status":true,"message":"success","data":{"id":1,"att_request_type":1,"title":"Ankit Vishwakarma has applied to update their attendance","sub_title":"25\/04\/2018","time_ago":"3 weeks ago","message":null,"body":{"clock_in":"25\/04\/2018 07:15:36 am","clock_out":"25\/04\/2018 07:15:36 am"},"request_logs":[{"message":"Request was Approved by you On 25\/04\/2018 12:40:20 pm","actioner_message":"kabul hai"},{"message":"Request was Revoked by you On 25\/04\/2018 12:40:06 pm","actioner_message":"kabul hai"},{"message":"Request was Approved by you On 25\/04\/2018 12:39:54 pm","actioner_message":"kabul hai"},{"message":"Request was Revoked by you On 25\/04\/2018 11:28:26 am","actioner_message":"kabul hai"},{"message":"Request was Approved by you On 25\/04\/2018 11:25:33 am","actioner_message":"kabul hai"}],"action_buttons":[{"control_type":"button","action_id":3,"text":"Revoke"}]}}</text:p>
          </table:table-cell>
          <table:table-cell table:style-name="ce13"/>
        </table:table-row>
        <table:table-row table:style-name="ro6">
          <table:table-cell table:style-name="ce9" office:value-type="string" calcext:value-type="string">
            <text:p>attendance request </text:p>
          </table:table-cell>
          <table:table-cell office:value-type="string" calcext:value-type="string">
            <text:p>request/attendance/detail/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/>
          <table:table-cell table:style-name="ce10" office:value-type="string" calcext:value-type="string">
            <text:p><text:span text:style-name="T3">{</text:span></text:p>
            <text:p><text:span text:style-name="T3">        "id": 2,</text:span></text:p>
            <text:p><text:span text:style-name="T3">        "att_request_type": 6</text:span></text:p>
            <text:p><text:span text:style-name="T3">}</text:span></text:p>
          </table:table-cell>
          <table:table-cell office:value-type="string" calcext:value-type="string">
            <text:p>{"status":true,"message":"success","data":{"id":1,"att_request_type":5,"title":"Compoff request has been generated for Ankit Vishwakarma on 04\/04\/2018 12:00:00 am","sub_title":"-","time_ago":"3 weeks ago","message":null,"body":{"credited_date":"04\/04\/2018 12:00:00 am","credited_balance":2},"request_logs":[{"message":"Request was Revoked by you On 25\/04\/2018 12:33:38 pm","actioner_message":"kabul hai"},{"message":"Request was Approved by you On 25\/04\/2018 12:33:18 pm","actioner_message":"kabul hai"},{"message":"Request was Revoked by you On 25\/04\/2018 12:32:37 pm","actioner_message":"kabul hai"},{"message":"Request was Approved by you On 25\/04\/2018 12:32:18 pm","actioner_message":"kabul hai"},{"message":"Request was Revoked by you On 25\/04\/2018 12:16:53 pm","actioner_message":"kabul hai"},{"message":"Request was Approved by you On 25\/04\/2018 12:16:46 pm","actioner_message":"kabul hai"},{"message":"Request was Rejected by you On 24\/04\/2018 12:44:42 pm","actioner_message":"kabul hai"},{"message":"Request was Revoked by you On 24\/04\/2018 12:44:36 pm","actioner_message":"kabul hai"},{"message":"Request was Approved by you On 24\/04\/2018 12:41:42 pm","actioner_message":"kabul hai"},{"message":"Request was Revoked by you On 24\/04\/2018 12:37:40 pm","actioner_message":"kabul hai"},{"message":"Request was Approved by you On 24\/04\/2018 12:36:14 pm","actioner_message":"kabul hai"},{"message":"Request was Revoked by you On 24\/04\/2018 12:30:34 pm","actioner_message":"kabul hai"},{"message":"Request was Approved by you On 24\/04\/2018 12:28:43 pm","actioner_message":"kabul hai"},{"message":"Request was Revoked by you On 24\/04\/2018 12:25:14 pm","actioner_message":"kabul hai"},{"message":"Request was Approved by you On 24\/04\/2018 11:35:02 am","actioner_message":"kabul hai"}],"action_buttons":[{"control_type":"button","action_id":2,"text":"Approve"},{"control_type":"button","action_id":4,"text":"Reject"}]}}</text:p>
          </table:table-cell>
          <table:table-cell/>
        </table:table-row>
        <table:table-row table:style-name="ro5">
          <table:table-cell table:style-name="ce9" office:value-type="string" calcext:value-type="string">
            <text:p>attendance request </text:p>
          </table:table-cell>
          <table:table-cell/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/>
          <table:table-cell table:style-name="ce10" office:value-type="string" calcext:value-type="string">
            <text:p><text:span text:style-name="T3">{</text:span></text:p>
            <text:p><text:span text:style-name="T3">        "id": 1,</text:span></text:p>
            <text:p><text:span text:style-name="T3">        "att_request_type": 5</text:span></text:p>
            <text:p><text:span text:style-name="T3">}</text:span></text:p>
          </table:table-cell>
          <table:table-cell office:value-type="string" calcext:value-type="string">
            <text:p>{"status":true,"message":"success","data":{"id":1,"att_request_type":5,"title":"Compoff request has been generated for Ankit Vishwakarma on 04\/04\/2018 12:00:00 am","sub_title":"-","time_ago":"3 weeks ago","message":null,"body":{"credited_date":"04\/04\/2018 12:00:00 am","credited_balance":2},"request_logs":[{"message":"Request was Revoked by you On 25\/04\/2018 12:33:38 pm","actioner_message":"kabul hai"},{"message":"Request was Approved by you On 25\/04\/2018 12:33:18 pm","actioner_message":"kabul hai"},{"message":"Request was Revoked by you On 25\/04\/2018 12:32:37 pm","actioner_message":"kabul hai"},{"message":"Request was Approved by you On 25\/04\/2018 12:32:18 pm","actioner_message":"kabul hai"},{"message":"Request was Revoked by you On 25\/04\/2018 12:16:53 pm","actioner_message":"kabul hai"},{"message":"Request was Approved by you On 25\/04\/2018 12:16:46 pm","actioner_message":"kabul hai"},{"message":"Request was Rejected by you On 24\/04\/2018 12:44:42 pm","actioner_message":"kabul hai"},{"message":"Request was Revoked by you On 24\/04\/2018 12:44:36 pm","actioner_message":"kabul hai"},{"message":"Request was Approved by you On 24\/04\/2018 12:41:42 pm","actioner_message":"kabul hai"},{"message":"Request was Revoked by you On 24\/04\/2018 12:37:40 pm","actioner_message":"kabul hai"},{"message":"Request was Approved by you On 24\/04\/2018 12:36:14 pm","actioner_message":"kabul hai"},{"message":"Request was Revoked by you On 24\/04\/2018 12:30:34 pm","actioner_message":"kabul hai"},{"message":"Request was Approved by you On 24\/04\/2018 12:28:43 pm","actioner_message":"kabul hai"},{"message":"Request was Revoked by you On 24\/04\/2018 12:25:14 pm","actioner_message":"kabul hai"},{"message":"Request was Approved by you On 24\/04\/2018 11:35:02 am","actioner_message":"kabul hai"}],"action_buttons":[{"control_type":"button","action_id":2,"text":"Approve"},{"control_type":"button","action_id":4,"text":"Reject"}]}}</text:p>
          </table:table-cell>
          <table:table-cell/>
        </table:table-row>
        <table:table-row table:style-name="ro7">
          <table:table-cell table:style-name="ce9" office:value-type="string" calcext:value-type="string">
            <text:p>attendance request </text:p>
          </table:table-cell>
          <table:table-cell office:value-type="string" calcext:value-type="string">
            <text:p>request/attendance/detail/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/>
          <table:table-cell table:style-name="ce10" office:value-type="string" calcext:value-type="string">
            <text:p><text:span text:style-name="T3">{</text:span></text:p>
            <text:p><text:span text:style-name="T3">        "id": 2,</text:span></text:p>
            <text:p><text:span text:style-name="T3">        "employee_id": 1,</text:span></text:p>
            <text:p><text:span text:style-name="T3">        "month": 4,</text:span></text:p>
            <text:p><text:span text:style-name="T3">        "year": 2018,</text:span></text:p>
            <text:p><text:span text:style-name="T3">        "att_request_type": 2</text:span></text:p>
            <text:p><text:span text:style-name="T3">}</text:span></text:p>
          </table:table-cell>
          <table:table-cell table:style-name="ce10" office:value-type="string" calcext:value-type="string">
            <text:p>{"status":true,"message":"success","data":[[{"id":2,"att_request_type":2,"title":"Ankit Vishwakarma has applied to update their attendance","sub_title":"25\/04\/2018","time_ago":"3 weeks ago","message":null,"body":{"clock_in":"25\/04\/2018 07:21:36 am","clock_out":"25\/04\/2018 07:21:36 am"},"request_logs":[],"action_buttons":[{"control_type":"button","action_id":2,"text":"Approve"},{"control_type":"button","action_id":4,"text":"Reject"}]}],{"id":1,"att_request_type":1,"title":"Ankit Vishwakarma has applied to update their attendance","sub_title":"25\/04\/2018","time_ago":"3 weeks ago","message":null,"body":{"clock_in":"25\/04\/2018 07:21:36 am","clock_out":"25\/04\/2018 07:21:36 am"},"request_logs":[{"message":"Request was Approved by you On 25\/04\/2018 12:40:20 pm","actioner_message":"kabul hai"},{"message":"Request was Revoked by you On 25\/04\/2018 12:40:06 pm","actioner_message":"kabul hai"},{"message":"Request was Approved by you On 25\/04\/2018 12:39:54 pm","actioner_message":"kabul hai"},{"message":"Request was Revoked by you On 25\/04\/2018 11:28:26 am","actioner_message":"kabul hai"},{"message":"Request was Approved by you On 25\/04\/2018 11:25:33 am","actioner_message":"kabul hai"}],"action_buttons":[{"control_type":"button","action_id":3,"text":"Revoke"}]}]}</text:p>
          </table:table-cell>
          <table:table-cell/>
        </table:table-row>
        <table:table-row table:style-name="ro7">
          <table:table-cell table:style-name="ce9" office:value-type="string" calcext:value-type="string">
            <text:p>attendance request </text:p>
          </table:table-cell>
          <table:table-cell office:value-type="string" calcext:value-type="string">
            <text:p>request/attendance/loademprequest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      "id": 2,</text:p>
            <text:p>        "employee_id": 1,</text:p>
            <text:p>        "month": 4,</text:p>
            <text:p>        "year": 2018,</text:p>
            <text:p>        "att_request_type": 2</text:p>
            <text:p>}</text:p>
          </table:table-cell>
          <table:table-cell office:value-type="string" calcext:value-type="string">
            <text:p>{"status":true,"message":"success","data":[[{"id":2,"att_request_type":2,"title":"Ankit Vishwakarma has applied to update their attendance","sub_title":"25\/04\/2018","time_ago":"3 weeks ago","message":null,"body":{"clock_in":"25\/04\/2018 07:21:36 am","clock_out":"25\/04\/2018 07:21:36 am"},"request_logs":[],"action_buttons":[{"control_type":"button","action_id":2,"text":"Approve"},{"control_type":"button","action_id":4,"text":"Reject"}]}],{"id":1,"att_request_type":1,"title":"Ankit Vishwakarma has applied to update their attendance","sub_title":"25\/04\/2018","time_ago":"3 weeks ago","message":null,"body":{"clock_in":"25\/04\/2018 07:21:36 am","clock_out":"25\/04\/2018 07:21:36 am"},"request_logs":[{"message":"Request was Approved by you On 25\/04\/2018 12:40:20 pm","actioner_message":"kabul hai"},{"message":"Request was Revoked by you On 25\/04\/2018 12:40:06 pm","actioner_message":"kabul hai"},{"message":"Request was Approved by you On 25\/04\/2018 12:39:54 pm","actioner_message":"kabul hai"},{"message":"Request was Revoked by you On 25\/04\/2018 11:28:26 am","actioner_message":"kabul hai"},{"message":"Request was Approved by you On 25\/04\/2018 11:25:33 am","actioner_message":"kabul hai"}],"action_buttons":[{"control_type":"button","action_id":3,"text":"Revoke"}]}]}</text:p>
          </table:table-cell>
          <table:table-cell/>
        </table:table-row>
        <table:table-row table:style-name="ro7">
          <table:table-cell table:style-name="ce9" office:value-type="string" calcext:value-type="string">
            <text:p>attendance request </text:p>
          </table:table-cell>
          <table:table-cell office:value-type="string" calcext:value-type="string">
            <text:p>request/attendance/loademprequest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      "id": 2,</text:p>
            <text:p>        "employee_id": 1,</text:p>
            <text:p>        "month": 4,</text:p>
            <text:p>        "year": 2018,</text:p>
            <text:p>        "att_request_type": 6</text:p>
            <text:p>}</text:p>
          </table:table-cell>
          <table:table-cell office:value-type="string" calcext:value-type="string">
            <text:p>{"status":true,"message":"success","data":[[{"id":2,"att_request_type":6,"title":"Ankit Vishwakarma has applied to change their shift for 26\/04\/2018 to 27\/04\/2018","sub_title":"26\/04\/2018 to 27\/04\/2018","time_ago":"21 hours ago","message":null,"body":{"from_date":"26\/04\/2018 12:00:00 am","to_date":"27\/04\/2018 12:00:00 am","requested_from_time":"08:00:00","requested_to_time":"05:00:00"},"request_logs":[{"message":"Request was Revoked by Kiran Dhokne On 24\/04\/2018 05:55:48 pm","actioner_message":"kabul hai"},{"message":"Request was Approved by Kiran Dhokne On 24\/04\/2018 03:58:47 pm","actioner_message":"kabul hai"}],"action_buttons":[{"control_type":"button","action_id":2,"text":"Approve"},{"control_type":"button","action_id":4,"text":"Reject"}],"shifts":[{"id":1,"name":"regular"}]}],{"id":8,"att_request_type":6,"title":"Ankit Vishwakarma has applied to change their shift for 01\/06\/2018 to 03\/06\/2018","sub_title":"01\/06\/2018 to 03\/06\/2018","time_ago":"18 hours ago","message":null,"body":{"from_date":"01\/06\/2018 12:00:00 am","to_date":"03\/06\/2018 12:00:00 am","requested_from_time":"09:00:00","requested_to_time":"06:00:00"},"request_logs":[],"action_buttons":[{"control_type":"button","action_id":2,"text":"Approve"},{"control_type":"button","action_id":4,"text":"Reject"}],"shifts":[{"id":1,"name":"regular"}]},{"id":7,"att_request_type":6,"title":"Kiran Dhokne has applied to update Ankit Vishwakarma\u2019s shift","sub_title":"01\/05\/2018 to 30\/05\/2018","time_ago":"20 hours ago","message":null,"body":{"from_date":"01\/05\/2018 12:00:00 am","to_date":"30\/05\/2018 12:00:00 am","requested_from_time":null,"requested_to_time":null},"request_logs":[{"message":"Request was Revoked by Kiran Dhokne On 24\/04\/2018 05:55:47 pm","actioner_message":"kabul hai"},{"message":"Request was Approved by Kiran Dhokne On 24\/04\/2018 04:16:38 pm","actioner_message":null}],"action_buttons":[{"control_type":"button","action_id":2,"text":"Approve"},{"control_type":"button","action_id":4,"text":"Reject"}],"shifts":[{"id":1,"name":"regular","detail":[{"id":1,"shift_start_time":"10:00:00","shift_end_time":"18:00:00","early_cutoff_hours":"09:00:00","end_cutoff_hours":"19:00:00"}]},{"id":2,"name":"Afternoon","detail":[{"id":2,"shift_start_time":"12:00:00","shift_end_time":"21:00:00","early_cutoff_hours":"11:00:00","end_cutoff_hours":"22:00:00"}]}]},{"id":6,"att_request_type":6,"title":"Kiran Dhokne has applied to update Ankit Vishwakarma\u2019s shift","sub_title":"28\/04\/2018 to 29\/04\/2018","time_ago":"20 hours ago","message":null,"body":{"from_date":"28\/04\/2018 12:00:00 am","to_date":"29\/04\/2018 12:00:00 am","requested_from_time":null,"requested_to_time":null},"request_logs":[{"message":"Request was Revoked by Kiran Dhokne On 24\/04\/2018 05:55:48 pm","actioner_message":"kabul hai"},{"message":"Request was Approved by Kiran Dhokne On 24\/04\/2018 04:10:23 pm","actioner_message":null}],"action_buttons":[{"control_type":"button","action_id":2,"text":"Approve"},{"control_type":"button","action_id":4,"text":"Reject"}],"shifts":[{"id":1,"name":"regular","detail":[{"id":1,"shift_start_time":"10:00:00","shift_end_time":"18:00:00","early_cutoff_hours":"09:00:00","end_cutoff_hours":"19:00:00"}]},{"id":2,"name":"Afternoon","detail":[{"id":2,"shift_start_time":"12:00:00","shift_end_time":"21:00:00","early_cutoff_hours":"11:00:00","end_cutoff_hours":"22:00:00"}]}]}]}</text:p>
          </table:table-cell>
          <table:table-cell/>
        </table:table-row>
        <table:table-row table:style-name="ro8">
          <table:table-cell office:value-type="string" calcext:value-type="string">
            <text:p>attendance request </text:p>
          </table:table-cell>
          <table:table-cell office:value-type="string" calcext:value-type="string">
            <text:p>request/attendance/action</text:p>
          </table:table-cell>
          <table:table-cell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"requests": [</text:p>
            <text:p>    {</text:p>
            <text:p>                "id":1,</text:p>
            <text:p>                "action_id":2,</text:p>
            <text:p>                "att_request_type": 1,</text:p>
            <text:p>                "actioner_message":"kabul hai"</text:p>
            <text:p>    }</text:p>
            <text:p>  ]</text:p>
            <text:p>}</text:p>
          </table:table-cell>
          <table:table-cell office:value-type="string" calcext:value-type="string">
            <text:p>{"status":true,"message":"success","data":[]}</text:p>
          </table:table-cell>
          <table:table-cell/>
        </table:table-row>
        <table:table-row table:style-name="ro9">
          <table:table-cell table:style-name="ce10" office:value-type="string" calcext:value-type="string">
            <text:p>attendance request </text:p>
          </table:table-cell>
          <table:table-cell office:value-type="string" calcext:value-type="string">
            <text:p>request/attendance/a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"requests": [</text:p>
            <text:p>    {</text:p>
            <text:p>                "id":2,</text:p>
            <text:p>                "action_id":2,</text:p>
            <text:p>                "att_request_type": 6,</text:p>
            <text:p>                "requested_shift_id": 2,</text:p>
            <text:p>                "actioner_message":"kabul hai"</text:p>
            <text:p>    }</text:p>
            <text:p>  ]</text:p>
            <text:p>}</text:p>
          </table:table-cell>
          <table:table-cell office:value-type="string" calcext:value-type="string">
            <text:p>{"status":true,"message":"success","data":[]}</text:p>
          </table:table-cell>
          <table:table-cell/>
        </table:table-row>
        <table:table-row table:style-name="ro8">
          <table:table-cell office:value-type="string" calcext:value-type="string">
            <text:p>attendance request </text:p>
          </table:table-cell>
          <table:table-cell office:value-type="string" calcext:value-type="string">
            <text:p>request/attendance/action</text:p>
          </table:table-cell>
          <table:table-cell/>
          <table:table-cell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"requests": [</text:p>
            <text:p>    {</text:p>
            <text:p>                "id":1,</text:p>
            <text:p>                "action_id":2,</text:p>
            <text:p>                "att_request_type": 5,</text:p>
            <text:p>                "actioner_message":"kabul hai"</text:p>
            <text:p>    }</text:p>
            <text:p>  ]</text:p>
            <text:p>}</text:p>
          </table:table-cell>
          <table:table-cell office:value-type="string" calcext:value-type="string">
            <text:p>{"status":true,"message":"success","data":[]}</text:p>
          </table:table-cell>
          <table:table-cell/>
        </table:table-row>
        <table:table-row table:style-name="ro10">
          <table:table-cell office:value-type="string" calcext:value-type="string">
            <text:p>attendance request create</text:p>
          </table:table-cell>
          <table:table-cell office:value-type="string" calcext:value-type="string">
            <text:p>/request/attendance/count</text:p>
          </table:table-cell>
          <table:table-cell office:value-type="string" calcext:value-type="string">
            <text:p>POST</text:p>
          </table:table-cell>
          <table:table-cell table:style-name="ce11"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      "sender_source_id":1,</text:p>
            <text:p>  "requests": [</text:p>
            <text:p>    {</text:p>
            <text:p>            "employee_id":4,</text:p>
            <text:p>      "shift_date": "2017-03-05",</text:p>
            <text:p>      "sender_source_id": 1,</text:p>
            <text:p>      "att_request_type": 1,</text:p>
            <text:p>      "att_request_sub_type": 1,</text:p>
            <text:p>      "is_next_day": 0,</text:p>
            <text:p>      "comment":"forgot",</text:p>
            <text:p>      "clockin_time":"10:00:00",</text:p>
            <text:p>      "clockout_time":"18:00:00"</text:p>
            <text:p>    }</text:p>
            <text:p>  ]</text:p>
            <text:p>}</text:p>
          </table:table-cell>
          <table:table-cell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/>
        </table:table-row>
        <table:table-row table:style-name="ro11">
          <table:table-cell office:value-type="string" calcext:value-type="string">
            <text:p>Attendance Request - Work Type Allowed </text:p>
          </table:table-cell>
          <table:table-cell office:value-type="string" calcext:value-type="string">
            <text:p>/request/attendance/worktype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      "employee_id": 1</text:p>
            <text:p>}</text:p>
          </table:table-cell>
          <table:table-cell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att_request_sub_type": 1,</text:p>
            <text:p>            "name": "Work From Office"</text:p>
            <text:p>        },</text:p>
            <text:p>        {</text:p>
            <text:p>            "att_request_sub_type": 2,</text:p>
            <text:p>            "name": "Work From Home"</text:p>
            <text:p>        },</text:p>
            <text:p>        {</text:p>
            <text:p>            "att_request_sub_type": 3,</text:p>
            <text:p>            "name": "Out Duty"</text:p>
            <text:p>        }</text:p>
            <text:p>    ]</text:p>
            <text:p>}</text:p>
          </table:table-cell>
          <table:table-cell/>
        </table:table-row>
        <table:table-row table:style-name="ro12">
          <table:table-cell office:value-type="string" calcext:value-type="string">
            <text:p>Auto Generate Request Count</text:p>
          </table:table-cell>
          <table:table-cell office:value-type="string" calcext:value-type="string">
            <text:p>request/autogenerate/action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"month": 3,</text:p>
            <text:p>"year" : 2018</text:p>
            <text:p/>
            <text:p>}</text:p>
          </table:table-cell>
          <table:table-cell office:value-type="string" calcext:value-type="string">
            <text:p>{"status":true,"message":"Success","data":{"request_status":"Pending","period":{"month":3,"year":2018},"request_type":{"attendance":{"absent":5},"leave":{"absent":2,"late":1,"wd":1}},"total":9}}</text:p>
          </table:table-cell>
          <table:table-cell/>
        </table:table-row>
        <table:table-row table:style-name="ro7">
          <table:table-cell office:value-type="string" calcext:value-type="string">
            <text:p>Auto Generate Request List</text:p>
          </table:table-cell>
          <table:table-cell office:value-type="string" calcext:value-type="string">
            <text:p>request/autogenerate/li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"limit" : 5,</text:p>
            <text:p>"offset" : 0,</text:p>
            <text:p>"month" : 3,</text:p>
            <text:p>"year" : 2018,</text:p>
            <text:p>"request_sub_type": [1]</text:p>
            <text:p>}</text:p>
          </table:table-cell>
          <table:table-cell office:value-type="string" calcext:value-type="string">
            <text:p>{"status":true,"message":"success","data":{"requests":[{"id":3,"employee_id":3,"full_name":"Vishal Khoje","request_type":2,"request_sub_type":1,"date":"2018-03-15","deduction":null,"is_paid":"-","buttons":[{"control_type":"button","id":2,"text":"Generate"},{"control_type":"button","id":3,"text":"Ignore"}]},{"id":4,"employee_id":4,"full_name":"Sanket Bhoir","request_type":2,"request_sub_type":1,"date":"2018-03-15","deduction":null,"is_paid":"-","buttons":[{"control_type":"button","id":2,"text":"Generate"},{"control_type":"button","id":3,"text":"Ignore"}]},{"id":7,"employee_id":5,"full_name":"Neelam Somarde","request_type":1,"request_sub_type":1,"date":"2018-03-15","deduction":null,"is_paid":"-","buttons":[{"control_type":"button","id":2,"text":"Generate"},{"control_type":"button","id":3,"text":"Ignore"}]},{"id":9,"employee_id":5,"full_name":"Neelam Somarde","request_type":1,"request_sub_type":1,"date":"2018-03-15","deduction":null,"is_paid":"-","buttons":[{"control_type":"button","id":2,"text":"Generate"},{"control_type":"button","id":3,"text":"Ignore"}]},{"id":10,"employee_id":5,"full_name":"Neelam Somarde","request_type":1,"request_sub_type":1,"date":"2018-03-15","deduction":null,"is_paid":"-","buttons":[{"control_type":"button","id":2,"text":"Generate"},{"control_type":"button","id":3,"text":"Ignore"}]}]}}</text:p>
          </table:table-cell>
          <table:table-cell/>
        </table:table-row>
        <table:table-row table:style-name="ro3">
          <table:table-cell office:value-type="string" calcext:value-type="string">
            <text:p>Auto Generate Load Employee Request </text:p>
          </table:table-cell>
          <table:table-cell office:value-type="string" calcext:value-type="string">
            <text:p>request/autogenerate/loadempreque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"month": 3,</text:p>
            <text:p>"year" : 2018,</text:p>
            <text:p>"employee_id": 5,</text:p>
            <text:p>"id": 10</text:p>
            <text:p>}</text:p>
          </table:table-cell>
          <table:table-cell office:value-type="string" calcext:value-type="string">
            <text:p>{"status":true,"message":"success","data":[[{"id":10,"request_type":1,"request_sub_type":1,"title":"Attendance update auto-request for Neelam Somarde","sub_title":null,"body":{"from_date":"2018-03-15","to_date":"2018-03-15","reason":"No attendance was marked for the day"},"action_buttons":[2,3]}],{"id":5,"request_type":2,"request_sub_type":2,"title":null,"sub_title":null,"body":{"from_date":"2018-03-15","to_date":"2018-03-15","reason":null,"leave_type":"General"},"action_buttons":[2,3]},{"id":6,"request_type":2,"request_sub_type":3,"title":"Leave deduction auto-request for Neelam Somarde","sub_title":null,"body":{"from_date":"2018-03-15","to_date":"2018-03-15","reason":"Deficit in minimum duration required to count present for full day","leave_type":"General"},"action_buttons":[2,3]},{"id":7,"request_type":1,"request_sub_type":4,"title":"Over Time Comp-off for Neelam Somarde","sub_title":null,"body":{"from_date":"2018-03-15","to_date":"2018-03-15","reason":"Employee has worked for more hours than shift hours"},"action_buttons":[2,3]},{"id":8,"request_type":2,"request_sub_type":1,"title":"Leave deduction auto-request for Neelam Somarde","sub_title":null,"body":{"from_date":"2018-03-15","to_date":"2018-03-15","reason":"No attendance was marked for the day","leave_type":"General"},"action_buttons":[2,3]},{"id":9,"request_type":1,"request_sub_type":5,"title":null,"sub_title":null,"body":{"from_date":"2018-03-15","to_date":"2018-03-15","reason":"Employee has completed additional working hours required to get comp-off credit"},"action_buttons":[2,3]}]}</text:p>
          </table:table-cell>
          <table:table-cell/>
        </table:table-row>
        <table:table-row table:style-name="ro1">
          <table:table-cell office:value-type="string" calcext:value-type="string">
            <text:p>Perticular request detail</text:p>
          </table:table-cell>
          <table:table-cell office:value-type="string" calcext:value-type="string">
            <text:p>request/autogenerate/detail/{intRequestId}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access_token}</text:p>
          </table:table-cell>
          <table:table-cell table:number-columns-repeated="2"/>
          <table:table-cell office:value-type="string" calcext:value-type="string">
            <text:p>{"status":true,"message":"success","data":{"id":6,"request_type":2,"request_sub_type":1,"title":"Leave deduction auto-request for Neelam Somarde","sub_title":null,"body":{"from_date":"2018-03-15","to_date":"2018-03-15","reason":"No attendance was marked for the day","leave_type":"General"},"action_buttons":[{"control_type":"button","id":2,"text":"Generate"},{"control_type":"button","id":3,"text":"Ignore"}]}}</text:p>
          </table:table-cell>
          <table:table-cell/>
        </table:table-row>
        <table:table-row table:style-name="ro12">
          <table:table-cell office:value-type="string" calcext:value-type="string">
            <text:p>shift request create</text:p>
          </table:table-cell>
          <table:table-cell table:style-name="ce10" office:value-type="string" calcext:value-type="string">
            <text:p>request/shift/li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access_token}</text:p>
          </table:table-cell>
          <table:table-cell/>
          <table:table-cell office:value-type="string" calcext:value-type="string">
            <text:p>{"sender_source_id":1,"from_date":"2017-03-09","to_date":"2017-03-09","from_time":"11:00:00","to_time":"13:00:00"}(employee) or <text:s/>{"sender_source_id":1,"from_date":"2017-03-09","to_date":"2017-03-09","requested_shift_id":1}(admin)</text:p>
          </table:table-cell>
          <table:table-cell office:value-type="string" calcext:value-type="string">
            <text:p>{</text:p>
            <text:p>    "status": true,</text:p>
            <text:p>    "message": "success",</text:p>
            <text:p>    "data": null</text:p>
            <text:p>}</text:p>
          </table:table-cell>
          <table:table-cell/>
        </table:table-row>
        <table:table-row table:style-name="ro1">
          <table:table-cell office:value-type="string" calcext:value-type="string">
            <text:p>shift request metadata</text:p>
          </table:table-cell>
          <table:table-cell office:value-type="string" calcext:value-type="string">
            <text:p>request/shift/metadat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access_token}</text:p>
          </table:table-cell>
          <table:table-cell table:number-columns-repeated="2"/>
          <table:table-cell office:value-type="string" calcext:value-type="string">
            <text:p>{"status":true,"message":"success","data":{"reportees":{"1":{"id":2,"full_name":"Kiran Dhokne"},"2":{"id":3,"full_name":"Vishal Khoje"},"3":{"id":4,"full_name":"Sanket Bhoir"},"4":{"id":5,"full_name":"Neelam Somarde"}},"shifts":[{"id":1,"name":"regular","description":"","daily_work_hours":null,"is_daily_mandatory":0,"weekly_work_hours":null,"is_weekly_mandatory":0,"monthly_work_hours":null,"is_monthly_mandatory":0,"shift_type_id":1,"shift_color":"#0821db","detail":[{"id":1,"shift_start_time":"10:00:00","shift_end_time":"18:00:00","is_day_night_shift":0,"early_cutoff_hours":"09:00:00","end_cutoff_hours":"19:00:00"}]},{"id":2,"name":"Afternoon","description":"","daily_work_hours":null,"is_daily_mandatory":0,"weekly_work_hours":null,"is_weekly_mandatory":0,"monthly_work_hours":null,"is_monthly_mandatory":0,"shift_type_id":1,"shift_color":"#db7f06","detail":[{"id":2,"shift_start_time":"12:00:00","shift_end_time":"21:00:00","is_day_night_shift":0,"early_cutoff_hours":"11:00:00","end_cutoff_hours":"22:00:00"}]}]}}(admin or manager) <text:s/>or {"status":true,"message":"success","data":{"title":"You are currently assigned to “regular” and your shift-timings are “10:00:00 to 18:00:00”"}}(employee)</text:p>
          </table:table-cell>
          <table:table-cell/>
        </table:table-row>
        <table:table-row table:style-name="ro7">
          <table:table-cell office:value-type="string" calcext:value-type="string">
            <text:p>Action Leave</text:p>
          </table:table-cell>
          <table:table-cell office:value-type="string" calcext:value-type="string">
            <text:p>/leave/actionleavePOST</text:p>
          </table:table-cell>
          <table:table-cell/>
          <table:table-cell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"id":1,</text:p>
            <text:p>  "sub_leave_type_id":1,</text:p>
            <text:p>  "action_id":2,</text:p>
            <text:p>  "action_type":0,</text:p>
            <text:p>  "comment": "Hi"</text:p>
            <text:p> }</text:p>
          </table:table-cell>
          <table:table-cell office:value-type="string" calcext:value-type="string">
            <text:p>{</text:p>
            <text:p>    "status": true,</text:p>
            <text:p>    "message": "Leave approved Successfully",</text:p>
            <text:p>    "data": 1</text:p>
            <text:p>}</text:p>
          </table:table-cell>
          <table:table-cell/>
        </table:table-row>
        <table:table-row table:style-name="ro13">
          <table:table-cell office:value-type="string" calcext:value-type="string">
            <text:p>Load partcular leave</text:p>
          </table:table-cell>
          <table:table-cell office:value-type="string" calcext:value-type="string">
            <text:p>/leave//request/loadLea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      "id":1,</text:p>
            <text:p>        "sub_leave_type_id":1</text:p>
            <text:p>}</text:p>
          </table:table-cell>
          <table:table-cell office:value-type="string" calcext:value-type="string">
            <text:p>{</text:p>
            <text:p>    "status": true,</text:p>
            <text:p>    "message": "Load successfully",</text:p>
            <text:p>    "data": {</text:p>
            <text:p>        "id": 2,</text:p>
            <text:p>        "is_unpaid": 0,</text:p>
            <text:p>        "title": "Kushal Pandy has requested a general leave for Ankit Vishwakarma",</text:p>
            <text:p>        "sub_title": "Date: 2018-02-02 to 2018-02-22",</text:p>
            <text:p>        "comment": "Due to overutilizaton,system geneater the request",</text:p>
            <text:p>        "fields": [</text:p>
            <text:p>            {</text:p>
            <text:p>                "control_type": "radio",</text:p>
            <text:p>                "id": 4,</text:p>
            <text:p>                "text": "Count Full Leave as paid",</text:p>
            <text:p>                "value": "checked"</text:p>
            <text:p>            },</text:p>
            <text:p>            {</text:p>
            <text:p>                "control_type": "radio",</text:p>
            <text:p>                "id": 1,</text:p>
            <text:p>                "text": "Count Full Leave as unpaid",</text:p>
            <text:p>                "value": "unchecked"</text:p>
            <text:p>            }</text:p>
            <text:p>        ],</text:p>
            <text:p>        "request_logs": [],</text:p>
            <text:p>        "action_buttons": []</text:p>
            <text:p>    }</text:p>
            <text:p>}</text:p>
          </table:table-cell>
          <table:table-cell/>
        </table:table-row>
        <table:table-row table:style-name="ro3">
          <table:table-cell office:value-type="string" calcext:value-type="string">
            <text:p>Action optional holiday request</text:p>
          </table:table-cell>
          <table:table-cell office:value-type="string" calcext:value-type="string">
            <text:p>leave/request/actionlea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"id":1,</text:p>
            <text:p>  "sub_leave_type_id":201,</text:p>
            <text:p>  "action_id":2,</text:p>
            <text:p>  "comment": "Hi"</text:p>
            <text:p> }</text:p>
          </table:table-cell>
          <table:table-cell office:value-type="string" calcext:value-type="string">
            <text:p>{</text:p>
            <text:p>    "status": true,</text:p>
            <text:p>    "message": "Request approved Successfully",</text:p>
            <text:p>    "data": 1</text:p>
            <text:p>}</text:p>
          </table:table-cell>
          <table:table-cell/>
        </table:table-row>
        <table:table-row table:style-name="ro14">
          <table:table-cell office:value-type="string" calcext:value-type="string">
            <text:p>Load Particular optional holiday request</text:p>
          </table:table-cell>
          <table:table-cell office:value-type="string" calcext:value-type="string">
            <text:p>leave/request/loadlea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      "id":1,</text:p>
            <text:p>        "sub_leave_type_id":201</text:p>
            <text:p>}</text:p>
          </table:table-cell>
          <table:table-cell office:value-type="string" calcext:value-type="string">
            <text:p>{</text:p>
            <text:p>    "status": true,</text:p>
            <text:p>    "message": "Request load successfully",</text:p>
            <text:p>    "data": {</text:p>
            <text:p>        "id": 1,</text:p>
            <text:p>        "is_unpaid": "",</text:p>
            <text:p>        "title": "Kiran Dhokne has applied to update their Optional Holiday",</text:p>
            <text:p>        "sub_title": "Holidays Removed: [ Republican Day ( 2018-04-25 )],[ Crismus Day ( 2018-04-26 )], \n Holidays Added: [ Independent Day ( 2018-04-24 )],",</text:p>
            <text:p>        "comment": "hi",</text:p>
            <text:p>        "fields": [],</text:p>
            <text:p>        "request_logs": [],</text:p>
            <text:p>        "action_buttons": []</text:p>
            <text:p>    }</text:p>
            <text:p>}</text:p>
          </table:table-cell>
          <table:table-cell/>
        </table:table-row>
        <table:table-row table:style-name="ro5">
          <table:table-cell office:value-type="string" calcext:value-type="string">
            <text:p>Leave Request <text:s/>count</text:p>
          </table:table-cell>
          <table:table-cell office:value-type="string" calcext:value-type="string">
            <text:p>request/leave/cou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"month":"3",</text:p>
            <text:p>  "year":"2018"</text:p>
            <text:p>}</text:p>
          </table:table-cell>
          <table:table-cell office:value-type="string" calcext:value-type="string">
            <text:p>{"status":true,"message":"success","data":{"category":{"pending":{"plan_type":{"Comp-off":{"plan_type_id":8,"name":"Comp-off","sub_leave_type":[{"sub_leave_type_id":75,"name":"COMPOFF","total":1}],"total":1},"Basic":{"plan_type_id":1,"name":"Basic","sub_leave_type":[{"sub_leave_type_id":1,"name":"General","total":1},{"sub_leave_type_id":2,"name":"Earned","total":1}],"total":2},"UNPAID":{"plan_type_id":9,"name":"UNPAID","sub_leave_type":[{"sub_leave_type_id":81,"name":"UNPAID","total":3}],"total":3},"Short":{"plan_type_id":7,"name":"Short","sub_leave_type":[{"sub_leave_type_id":61,"name":"Timed Short","total":1}],"total":1}},"optional_holiday":{"total":2},"total":9},"approved":{"plan_type":{"Basic":{"plan_type_id":1,"name":"Basic","sub_leave_type":[{"sub_leave_type_id":1,"name":"General","total":1}],"total":1},"Parental":{"plan_type_id":3,"name":"Parental","sub_leave_type":[{"sub_leave_type_id":21,"name":"Maternity","total":1}],"total":1},"Short":{"plan_type_id":7,"name":"Short","sub_leave_type":[{"sub_leave_type_id":61,"name":"Timed Short","total":1}],"total":1}},"optional_holiday":{"total":2},"total":5},"rejected":{"plan_type":{"UNPAID":{"plan_type_id":9,"name":"UNPAID","sub_leave_type":[{"sub_leave_type_id":81,"name":"UNPAID","total":1}],"total":1},"Short":{"plan_type_id":7,"name":"Short","sub_leave_type":[{"sub_leave_type_id":61,"name":"Timed Short","total":1}],"total":1}},"optional_holiday":{"total":2},"total":4},"revoked":{"plan_type":{"Comp-off":{"plan_type_id":8,"name":"Comp-off","sub_leave_type":[{"sub_leave_type_id":75,"name":"COMPOFF","total":1}],"total":1},"Short":{"plan_type_id":7,"name":"Short","sub_leave_type":[{"sub_leave_type_id":61,"name":"Timed Short","total":1}],"total":1}},"optional_holiday":{"total":2},"total":4},"total":22}}}</text:p>
          </table:table-cell>
          <table:table-cell/>
        </table:table-row>
        <table:table-row table:style-name="ro3">
          <table:table-cell office:value-type="string" calcext:value-type="string">
            <text:p>Leave Request <text:s/>List</text:p>
          </table:table-cell>
          <table:table-cell office:value-type="string" calcext:value-type="string">
            <text:p>request/leave/list</text:p>
          </table:table-cell>
          <table:table-cell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"month":"3",</text:p>
            <text:p>  "year":"2018",</text:p>
            <text:p>  "request_status":2</text:p>
            <text:p> "sub_leave_type_id": [1,2] (optional)</text:p>
            <text:p>}</text:p>
          </table:table-cell>
          <table:table-cell office:value-type="string" calcext:value-type="string">
            <text:p>{"status":true,"message":"success","data":{"leave_requests":[{"id":2,"employee_id":3,"employee_name":"Vishal Khoje","leave_name":"General","form_date":"2018-03-15","to_date":"2018-03-15","total":1,"buttons":[{"control_type":"button","id":3,"text":"Revoke"}]},{"id":10,"employee_id":4,"employee_name":"Sanket Bhoir","leave_name":"Maternity","form_date":"2018-03-15","to_date":"2018-03-15","total":1,"buttons":[{"control_type":"button","id":3,"text":"Revoke"}]},{"id":2,"employee_id":2,"employee_name":"Kiran Dhokne","leave_name":"Short Leave","form_date":"2018-03-01 00:00:00","to_date":"2018-03-16 00:00:00","total":"04:00:00","buttons":[{"control_type":"button","id":3,"text":"Revoke"}]}],"optional_holiday_request":[{"id":2,"employee_id":1,"employee_name":"Ankit Vishwakarma","leave_name":"Optional Holiday","form_date":"-","to_date":"-","total":"-","buttons":[]},{"id":6,"employee_id":2,"employee_name":"Kiran Dhokne","leave_name":"Optional Holiday","form_date":"-","to_date":"-","total":"-","buttons":[3]}]}}</text:p>
          </table:table-cell>
          <table:table-cell/>
        </table:table-row>
        <table:table-row table:style-name="ro15">
          <table:table-cell office:value-type="string" calcext:value-type="string">
            <text:p>Load All Employee <text:s/>leave requests</text:p>
          </table:table-cell>
          <table:table-cell office:value-type="string" calcext:value-type="string">
            <text:p>/leave//request/loadempallleaves</text:p>
          </table:table-cell>
          <table:table-cell office:value-type="string" calcext:value-type="string">
            <text:p>POST</text:p>
          </table:table-cell>
          <table:table-cell table:style-name="ce10" office:value-type="string" calcext:value-type="string">
            <text:p>{access_token}</text:p>
          </table:table-cell>
          <table:table-cell/>
          <table:table-cell office:value-type="string" calcext:value-type="string">
            <text:p>{</text:p>
            <text:p>        "sub_leave_type_id":1</text:p>
            <text:p>}</text:p>
          </table:table-cell>
          <table:table-cell office:value-type="string" calcext:value-type="string">
            <text:p>{</text:p>
            <text:p>    "status": true,</text:p>
            <text:p>    "message": "success",</text:p>
            <text:p>    "data": [</text:p>
            <text:p>        {</text:p>
            <text:p>            "id": 10,</text:p>
            <text:p>            "is_unpaid": 0,</text:p>
            <text:p>            "title": "Kiran Dhokne has requested a sick",</text:p>
            <text:p>            "sub_title": "Date: 2018-03-22 to 2018-03-23",</text:p>
            <text:p>            "comment": "Hi",</text:p>
            <text:p>            "fields": [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3,</text:p>
            <text:p>                    "text": "Revoke"</text:p>
            <text:p>                }</text:p>
            <text:p>            ]</text:p>
            <text:p>        },</text:p>
            <text:p>        {</text:p>
            <text:p>            "id": 11,</text:p>
            <text:p>            "is_unpaid": 0,</text:p>
            <text:p>            "title": "Kiran Dhokne has requested a sick",</text:p>
            <text:p>            "sub_title": "Date: 2018-03-24 to 2018-03-24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2,</text:p>
            <text:p>            "is_unpaid": 0,</text:p>
            <text:p>            "title": "Kiran Dhokne has requested a sick",</text:p>
            <text:p>            "sub_title": "Date: 2018-03-26 to 2018-03-26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3,</text:p>
            <text:p>            "is_unpaid": 0,</text:p>
            <text:p>            "title": "Kiran Dhokne has requested a sick",</text:p>
            <text:p>            "sub_title": "Date: 2018-03-28 to 2018-03-28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4,</text:p>
            <text:p>            "is_unpaid": 1,</text:p>
            <text:p>            "title": "Kiran Dhokne has requested a sick",</text:p>
            <text:p>            "sub_title": "Date: 2018-03-01 to 2018-03-02",</text:p>
            <text:p>            "comment": null,</text:p>
            <text:p>            "fields": [],</text:p>
            <text:p>            "request_logs": [],</text:p>
            <text:p>            "action_buttons": []</text:p>
            <text:p>        },</text:p>
            <text:p>        {</text:p>
            <text:p>            "id": 13,</text:p>
            <text:p>            "is_unpaid": 0,</text:p>
            <text:p>            "title": "Kiran Dhokne has requested a Short Leave",</text:p>
            <text:p>            "sub_title": "Date: 2018-02-20 10:00:00 to 2018-02-20 10:30:00",</text:p>
            <text:p>            "comment": "Hi",</text:p>
            <text:p>            "fields": [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3,</text:p>
            <text:p>                    "text": "Revoke"</text:p>
            <text:p>                }</text:p>
            <text:p>            ]</text:p>
            <text:p>        },</text:p>
            <text:p>        {</text:p>
            <text:p>            "id": 10,</text:p>
            <text:p>            "is_unpaid": 0,</text:p>
            <text:p>            "title": "Kiran Dhokne has requested a compff w and O",</text:p>
            <text:p>            "sub_title": "Date: 2018-03-22 to 2018-03-23",</text:p>
            <text:p>            "comment": "Hi",</text:p>
            <text:p>            "fields": [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3,</text:p>
            <text:p>                    "text": "Revoke"</text:p>
            <text:p>                }</text:p>
            <text:p>            ]</text:p>
            <text:p>        },</text:p>
            <text:p>        {</text:p>
            <text:p>            "id": 11,</text:p>
            <text:p>            "is_unpaid": 0,</text:p>
            <text:p>            "title": "Kiran Dhokne has requested a compff w and O",</text:p>
            <text:p>            "sub_title": "Date: 2018-03-24 to 2018-03-24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2,</text:p>
            <text:p>            "is_unpaid": 0,</text:p>
            <text:p>            "title": "Kiran Dhokne has requested a compff w and O",</text:p>
            <text:p>            "sub_title": "Date: 2018-03-26 to 2018-03-26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3,</text:p>
            <text:p>            "is_unpaid": 0,</text:p>
            <text:p>            "title": "Kiran Dhokne has requested a compff w and O",</text:p>
            <text:p>            "sub_title": "Date: 2018-03-28 to 2018-03-28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4,</text:p>
            <text:p>            "is_unpaid": 1,</text:p>
            <text:p>            "title": "Kiran Dhokne has requested a compff w and O",</text:p>
            <text:p>            "sub_title": "Date: 2018-03-01 to 2018-03-02",</text:p>
            <text:p>            "comment": null,</text:p>
            <text:p>            "fields": [],</text:p>
            <text:p>            "request_logs": [],</text:p>
            <text:p>            "action_buttons": []</text:p>
            <text:p>        },</text:p>
            <text:p>        {</text:p>
            <text:p>            "id": 10,</text:p>
            <text:p>            "is_unpaid": 0,</text:p>
            <text:p>            "title": "Kiran Dhokne has requested a unpaid",</text:p>
            <text:p>            "sub_title": "Date: 2018-03-22 to 2018-03-23",</text:p>
            <text:p>            "comment": "Hi",</text:p>
            <text:p>            "fields": [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3,</text:p>
            <text:p>                    "text": "Revoke"</text:p>
            <text:p>                }</text:p>
            <text:p>            ]</text:p>
            <text:p>        },</text:p>
            <text:p>        {</text:p>
            <text:p>            "id": 11,</text:p>
            <text:p>            "is_unpaid": 0,</text:p>
            <text:p>            "title": "Kiran Dhokne has requested a unpaid",</text:p>
            <text:p>            "sub_title": "Date: 2018-03-24 to 2018-03-24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2,</text:p>
            <text:p>            "is_unpaid": 0,</text:p>
            <text:p>            "title": "Kiran Dhokne has requested a unpaid",</text:p>
            <text:p>            "sub_title": "Date: 2018-03-26 to 2018-03-26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3,</text:p>
            <text:p>            "is_unpaid": 0,</text:p>
            <text:p>            "title": "Kiran Dhokne has requested a unpaid",</text:p>
            <text:p>            "sub_title": "Date: 2018-03-28 to 2018-03-28",</text:p>
            <text:p>            "comment": "Hi",</text:p>
            <text:p>            "fields": [</text:p>
            <text:p>                {</text:p>
            <text:p>                    "control_type": "radio",</text:p>
            <text:p>                    "id": 4,</text:p>
            <text:p>                    "text": "Count Full Leave as paid",</text:p>
            <text:p>                    "value": "checked"</text:p>
            <text:p>                },</text:p>
            <text:p>                {</text:p>
            <text:p>                    "control_type": "radio",</text:p>
            <text:p>                    "id": 1,</text:p>
            <text:p>                    "text": "Count Full Leave as unpaid",</text:p>
            <text:p>                    "value": "unchecked"</text:p>
            <text:p>                }</text:p>
            <text:p>            ],</text:p>
            <text:p>            "request_logs": [],</text:p>
            <text:p>            "action_buttons": [</text:p>
            <text:p>                {</text:p>
            <text:p>                    "control_type": "button",</text:p>
            <text:p>                    "action_id": 2,</text:p>
            <text:p>                    "text": "Approve"</text:p>
            <text:p>                },</text:p>
            <text:p>                {</text:p>
            <text:p>                    "control_type": "button",</text:p>
            <text:p>                    "action_id": 4,</text:p>
            <text:p>                    "text": "Reject"</text:p>
            <text:p>                }</text:p>
            <text:p>            ]</text:p>
            <text:p>        },</text:p>
            <text:p>        {</text:p>
            <text:p>            "id": 14,</text:p>
            <text:p>            "is_unpaid": 1,</text:p>
            <text:p>            "title": "Kiran Dhokne has requested a unpaid",</text:p>
            <text:p>            "sub_title": "Date: 2018-03-01 to 2018-03-02",</text:p>
            <text:p>            "comment": null,</text:p>
            <text:p>            "fields": [],</text:p>
            <text:p>            "request_logs": [],</text:p>
            <text:p>            "action_buttons": []</text:p>
            <text:p>        }</text:p>
            <text:p>    ]</text:p>
            <text:p>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ee Serif" svg:font-family="'Bree Serif'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adea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/00/0000</text:date>, <text:time style:data-style-name="N2" text:time-value="13:24:11.626314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9T14:27:41.933190629</dc:date>
    <meta:editing-duration>PT30M19S</meta:editing-duration>
    <meta:editing-cycles>11</meta:editing-cycles>
    <meta:generator>LibreOffice/5.1.6.2$Linux_X86_64 LibreOffice_project/10m0$Build-2</meta:generator>
    <meta:document-statistic meta:table-count="4" meta:cell-count="222" meta:object-count="0"/>
  </office:meta>
</office:document-meta>
</file>